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urchschnittliche Anzahl Sitzplätze / Zug FV (z.B. 703 ICE 1, 2x 381 ICE2, 830 ICE 4 12-tlg.)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urchschnittliche Anzahl Sitzplätze / Zug S-Bahn/Regio (z.B. 184 BR 430 als Voll- oder Langzug)</text:p>
          </table:table-cell>
          <table:table-cell table:number-columns-repeated="5"/>
        </table:table-row>
        <table:table-row table:style-name="ro1">
          <table:table-cell table:formula="of:=FLOOR(150000000/365)" office:value-type="float" office:value="410958" calcext:value-type="float">
            <text:p>410958</text:p>
          </table:table-cell>
          <table:table-cell office:value-type="string" calcext:value-type="string">
            <text:p>Durchschnittliche Fahrgäste Fernverkehr/Tag</text:p>
          </table:table-cell>
          <table:table-cell table:number-columns-repeated="5"/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string" calcext:value-type="string">
            <text:p>Durchschnittliche Fahrgäste S-Bahn Stuttgart/Tag</text:p>
          </table:table-cell>
          <table:table-cell table:number-columns-repeated="5"/>
        </table:table-row>
        <table:table-row table:style-name="ro1">
          <table:table-cell table:formula="of:=6000000/8" office:value-type="float" office:value="750000" calcext:value-type="float">
            <text:p>750000</text:p>
          </table:table-cell>
          <table:table-cell office:value-type="string" calcext:value-type="string">
            <text:p>Durchschnittliche Fahrgäste Regionalverkehr BW/Tag (<text:a xlink:href="https://www-genesis.destatis.de/genesis/online?sequenz=tabelleErgebnis&amp;selectionname=46181-0015" xlink:type="simple">https://www-genesis.destatis.de/genesis/online?sequenz=tabelleErgebnis&amp;selectionname=46181-0015</text:a>)</text:p>
          </table:table-cell>
          <table:table-cell table:number-columns-repeated="5"/>
        </table:table-row>
        <table:table-row table:style-name="ro1">
          <table:table-cell table:formula="of:=ROUND(24000000/365)" office:value-type="float" office:value="65753" calcext:value-type="float">
            <text:p>65753</text:p>
          </table:table-cell>
          <table:table-cell office:value-type="string" calcext:value-type="string">
            <text:p>Zum Vergleich: Durchschnittliche Anzahl Fahrgäste/Tag Mannheim-Stuttgart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[1] Validierung einer Verdopplung der Fahrgastzahlen im Deutschlandtakt. Abschlussbericht Juni 2020 <text:a xlink:href="https://assets.ctfassets.net/scbs508bajse/6nSeSiD5udWlqbBnaFZCte/46e3beea7f7bbd32fd1f9f4fb40f7df9/Deutschlandtakt_Gutachterbericht_zur_Verdoppelung_der_Nachfrage_im_SPV.PDF" xlink:type="simple">https://assets.ctfassets.net/scbs508bajse/6nSeSiD5udWlqbBnaFZCte/46e3beea7f7bbd32fd1f9f4fb40f7df9/Deutschlandtakt_Gutachterbericht_zur_Verdoppelung_der_Nachfrage_im_SPV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2] Anlage zur Sitzungsvorlage Nr. 272/2018 Verkehrsausschuss am 06.06.2018, Verband Region Stuttg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3] <text:a xlink:href="https://www.bahnprojekt-stuttgart-ulm.de/projekt/vorteile-und-nutzen/verkehrlicher-nutzen/" xlink:type="simple">https://www.bahnprojekt-stuttgart-ulm.de/projekt/vorteile-und-nutzen/verkehrlicher-nutzen/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4] <text:a xlink:href="https://www.deutschlandtakt.de/news-und-downloads/downloads/#articlefilter=netzgrafiken" xlink:type="simple">https://www.deutschlandtakt.de/news-und-downloads/downloads/#articlefilter=netzgrafike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5] <text:a xlink:href="https://www.umstieg-21.de/assets/files/Broschuere-Umstieg21-web.pdf" xlink:type="simple">https://www.umstieg-21.de/assets/files/Broschuere-Umstieg21-web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6] <text:a xlink:href="https://www.fernbahn.de/datenbank/suche/" xlink:type="simple">https://www.fernbahn.de/datenbank/suche/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7] Fahrplanauskunft 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8] <text:a xlink:href="https://dserver.bundestag.de/btd/19/226/1922668.pdf" xlink:type="simple">https://dserver.bundestag.de/btd/19/226/1922668.pdf</text:a>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kalierung Fahrgastzeit</text:p>
          </table:table-cell>
        </table:table-row>
        <table:table-row table:style-name="ro1">
          <table:table-cell office:value-type="string" calcext:value-type="string">
            <text:p>TS-TU inkl. NBS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Mittlere Auslastung lt. [1]</text:p>
          </table:table-cell>
          <table:table-cell table:number-columns-repeated="5"/>
        </table:table-row>
        <table:table-row table:style-name="ro1">
          <table:table-cell table:formula="of:=63*2" office:value-type="float" office:value="126" calcext:value-type="float">
            <text:p>126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20]*[.A19]*[.A$1]" office:value-type="float" office:value="30870" calcext:value-type="float">
            <text:p>3087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21]/[.A$3]*100)" office:value-type="float" office:value="7" calcext:value-type="float">
            <text:p>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string" calcext:value-type="string">
            <text:p>Delta Fahrtzeit [3]</text:p>
          </table:table-cell>
          <table:table-cell table:number-columns-repeated="5"/>
        </table:table-row>
        <table:table-row table:style-name="ro1">
          <table:table-cell table:formula="of:=[.A23]*[.A21]" office:value-type="float" office:value="-740880" calcext:value-type="float">
            <text:p>-7408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24]/15435*2" office:value-type="float" office:value="-96" calcext:value-type="float">
            <text:p>-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-TSC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Mittlere Auslastung lt. [2]</text:p>
          </table:table-cell>
          <table:table-cell table:number-columns-repeated="5"/>
        </table:table-row>
        <table:table-row table:style-name="ro1">
          <table:table-cell table:formula="of:=(20*12*2)" office:value-type="float" office:value="480" calcext:value-type="float">
            <text:p>48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28]*[.A27]*[.A$2]" office:value-type="float" office:value="124800" calcext:value-type="float">
            <text:p>12480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29]/[.A$4]*100)" office:value-type="float" office:value="28" calcext:value-type="float">
            <text:p>28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Fahrtzeit [6,7]</text:p>
          </table:table-cell>
          <table:table-cell table:number-columns-repeated="5"/>
        </table:table-row>
        <table:table-row table:style-name="ro1">
          <table:table-cell table:formula="of:=[.A31]*[.A29]" office:value-type="float" office:value="124800" calcext:value-type="float">
            <text:p>1248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32]/15435*2" office:value-type="float" office:value="16.1710398445092" calcext:value-type="float">
            <text:p>16.171039844509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C-TP</text:p>
          </table:table-cell>
          <table:table-cell table:number-columns-repeated="6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Mittlere Auslastung lt. [2]</text:p>
          </table:table-cell>
          <table:table-cell table:number-columns-repeated="5"/>
        </table:table-row>
        <table:table-row table:style-name="ro1">
          <table:table-cell table:formula="of:=(20*4*2)" office:value-type="float" office:value="160" calcext:value-type="float">
            <text:p>16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36]*[.A35]*[.A$2]*0.05" office:value-type="float" office:value="800" calcext:value-type="float">
            <text:p>80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37]/[.A$4]*100)" office:value-type="float" office:value="0" calcext:value-type="float">
            <text:p>0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ta Fahrtzeit [6,7]</text:p>
          </table:table-cell>
          <table:table-cell table:number-columns-repeated="5"/>
        </table:table-row>
        <table:table-row table:style-name="ro1">
          <table:table-cell table:formula="of:=[.A39]*[.A37]" office:value-type="float" office:value="7200" calcext:value-type="float">
            <text:p>72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40]/15435*2" office:value-type="float" office:value="0.932944606413994" calcext:value-type="float">
            <text:p>0.9329446064139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-TSF</text:p>
          </table:table-cell>
          <table:table-cell table:number-columns-repeated="6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string" calcext:value-type="string">
            <text:p>Mittlere Auslastung lt. [2]</text:p>
          </table:table-cell>
          <table:table-cell table:number-columns-repeated="5"/>
        </table:table-row>
        <table:table-row table:style-name="ro1">
          <table:table-cell table:formula="of:=(20*12*2)" office:value-type="float" office:value="480" calcext:value-type="float">
            <text:p>48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44]*[.A43]*[.A$2]" office:value-type="float" office:value="119040" calcext:value-type="float">
            <text:p>11904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45]/[.A$4]*100)" office:value-type="float" office:value="27" calcext:value-type="float">
            <text:p>2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lta Fahrtzeit [6]</text:p>
          </table:table-cell>
          <table:table-cell table:number-columns-repeated="5"/>
        </table:table-row>
        <table:table-row table:style-name="ro1">
          <table:table-cell table:formula="of:=[.A47]*[.A45]" office:value-type="float" office:value="238080" calcext:value-type="float">
            <text:p>2380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48]/15435*2" office:value-type="float" office:value="30.8493683187561" calcext:value-type="float">
            <text:p>30.84936831875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-TSFL S-Bahn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string" calcext:value-type="string">
            <text:p>Mittlere Auslastung lt. [2]</text:p>
          </table:table-cell>
          <table:table-cell table:number-columns-repeated="5"/>
        </table:table-row>
        <table:table-row table:style-name="ro1">
          <table:table-cell table:formula="of:=(20*4*2)" office:value-type="float" office:value="160" calcext:value-type="float">
            <text:p>16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52]*[.A51]*[.A$2]" office:value-type="float" office:value="28800" calcext:value-type="float">
            <text:p>2880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53]/[.A$4]*100)" office:value-type="float" office:value="6" calcext:value-type="float">
            <text:p>6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Delta Fahrtzeit [3]</text:p>
          </table:table-cell>
          <table:table-cell table:number-columns-repeated="5"/>
        </table:table-row>
        <table:table-row table:style-name="ro1">
          <table:table-cell table:formula="of:=[.A55]*[.A53]" office:value-type="float" office:value="-547200" calcext:value-type="float">
            <text:p>-5472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56]/15435*2" office:value-type="float" office:value="-70.9037900874636" calcext:value-type="float">
            <text:p>-70.90379008746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-Nürtingen über TSFL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5"/>
        </table:table-row>
        <table:table-row table:style-name="ro1">
          <table:table-cell table:formula="of:=(20*3*2)" office:value-type="float" office:value="120" calcext:value-type="float">
            <text:p>12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60]*[.A59]*[.A$2]" office:value-type="float" office:value="24000" calcext:value-type="float">
            <text:p>2400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61]/[.A$5]*100)" office:value-type="float" office:value="3" calcext:value-type="float">
            <text:p>3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Delta Fahrtzeit [3]</text:p>
          </table:table-cell>
          <table:table-cell table:number-columns-repeated="5"/>
        </table:table-row>
        <table:table-row table:style-name="ro1">
          <table:table-cell table:formula="of:=[.A63]*[.A61]" office:value-type="float" office:value="-360000" calcext:value-type="float">
            <text:p>-3600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64]/15435*2" office:value-type="float" office:value="-46.6472303206997" calcext:value-type="float">
            <text:p>-46.647230320699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S-TU exkl. NBS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string" calcext:value-type="string">
            <text:p>Mittlere Auslastung lt. [1]</text:p>
          </table:table-cell>
          <table:table-cell table:number-columns-repeated="5"/>
        </table:table-row>
        <table:table-row table:style-name="ro1">
          <table:table-cell table:formula="of:=63*2" office:value-type="float" office:value="126" calcext:value-type="float">
            <text:p>126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68]*[.A67]*[.A$1]" office:value-type="float" office:value="30870" calcext:value-type="float">
            <text:p>30870</text:p>
          </table:table-cell>
          <table:table-cell office:value-type="string" calcext:value-type="string">
            <text:p>macht Fahrgäste pro Tag</text:p>
          </table:table-cell>
          <table:table-cell table:number-columns-repeated="5"/>
        </table:table-row>
        <table:table-row table:style-name="ro1">
          <table:table-cell table:formula="of:=FLOOR([.A69]/[.A$3]*100)" office:value-type="float" office:value="7" calcext:value-type="float">
            <text:p>7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Delta Fahrtzeit [5]</text:p>
          </table:table-cell>
          <table:table-cell table:number-columns-repeated="5"/>
        </table:table-row>
        <table:table-row table:style-name="ro1">
          <table:table-cell table:formula="of:=[.A71]*[.A69]" office:value-type="float" office:value="-123480" calcext:value-type="float">
            <text:p>-12348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72]/15435*2" office:value-type="float" office:value="-16" calcext:value-type="float">
            <text:p>-1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übingen-Schorndorf</text:p>
          </table:table-cell>
          <table:table-cell table:number-columns-repeated="2"/>
          <table:table-cell office:value-type="string" calcext:value-type="string">
            <text:p>(Diese Verbindung wird für S21 nicht von der Bahn beworben. Ähnliche beworbene Verbindungen, z.B. Tübingen-Aalen, sind aber Stand 2020 schon ähnlich schnell, wie sie mit S21 werden sollen.)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acht Fahrgäste pro Tag (Schätzung)</text:p>
          </table:table-cell>
          <table:table-cell table:number-columns-repeated="5"/>
        </table:table-row>
        <table:table-row table:style-name="ro1">
          <table:table-cell table:formula="of:=FLOOR([.A77]/[.A$5]*100)" office:value-type="float" office:value="0" calcext:value-type="float">
            <text:p>0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Delta Fahrtzeit [4,7]</text:p>
          </table:table-cell>
          <table:table-cell table:number-columns-repeated="5"/>
        </table:table-row>
        <table:table-row table:style-name="ro1">
          <table:table-cell table:formula="of:=[.A79]*[.A77]" office:value-type="float" office:value="-7500" calcext:value-type="float">
            <text:p>-75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80]/15435*2" office:value-type="float" office:value="-0.971817298347911" calcext:value-type="float">
            <text:p>-0.97181729834791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dwigsburg-Esslingen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Mittlere Auslastung (geschätzt)</text:p>
          </table:table-cell>
          <table:table-cell table:number-columns-repeated="5"/>
        </table:table-row>
        <table:table-row table:style-name="ro1">
          <table:table-cell table:formula="of:=(20*2*2)" office:value-type="float" office:value="80" calcext:value-type="float">
            <text:p>80</text:p>
          </table:table-cell>
          <table:table-cell office:value-type="string" calcext:value-type="string">
            <text:p>Angebot # Züge</text:p>
          </table:table-cell>
          <table:table-cell table:number-columns-repeated="5"/>
        </table:table-row>
        <table:table-row table:style-name="ro1">
          <table:table-cell table:formula="of:=[.A84]*[.A83]*[.A$2]*0.3" office:value-type="float" office:value="4800" calcext:value-type="float">
            <text:p>4800</text:p>
          </table:table-cell>
          <table:table-cell office:value-type="string" calcext:value-type="string">
            <text:p>macht Fahrgäste pro Tag (Schätzung, Esslingen 27000 Reisende pro Tag [8])</text:p>
          </table:table-cell>
          <table:table-cell table:number-columns-repeated="5"/>
        </table:table-row>
        <table:table-row table:style-name="ro1">
          <table:table-cell table:formula="of:=FLOOR([.A85]/[.A$4]*100)" office:value-type="float" office:value="1" calcext:value-type="float">
            <text:p>1</text:p>
          </table:table-cell>
          <table:table-cell office:value-type="string" calcext:value-type="string">
            <text:p>Sanity Check: Prozent von Gesamtaufkommen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Delta Fahrtzeit [3]</text:p>
          </table:table-cell>
          <table:table-cell table:number-columns-repeated="5"/>
        </table:table-row>
        <table:table-row table:style-name="ro1">
          <table:table-cell table:formula="of:=[.A87]*[.A85]" office:value-type="float" office:value="-57600" calcext:value-type="float">
            <text:p>-57600</text:p>
          </table:table-cell>
          <table:table-cell office:value-type="string" calcext:value-type="string">
            <text:p>Delta Fahrgastzeit</text:p>
          </table:table-cell>
          <table:table-cell table:number-columns-repeated="4"/>
          <table:table-cell table:formula="of:=[.A88]/15435*2" office:value-type="float" office:value="-7.46355685131196" calcext:value-type="float">
            <text:p>-7.46355685131196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Kopfbahnof Spitzenstunde</text:p>
          </table:table-cell>
          <table:table-cell/>
          <table:table-cell office:value-type="string" calcext:value-type="string">
            <text:p>S21 Grundtakt urspr. Planung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Abfahrt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kunft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inges. Züg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esamt</text:p>
          </table:table-cell>
          <table:table-cell table:formula="of:=SUM([.B3];[.B4])" office:value-type="float" office:value="61" calcext:value-type="float">
            <text:p>61</text:p>
          </table:table-cell>
          <table:table-cell table:formula="of:=SUM([.C3];[.C4])" office:value-type="float" office:value="57" calcext:value-type="float">
            <text:p>57</text:p>
          </table:table-cell>
          <table:table-cell table:formula="of:=SUM([.D3];[.D4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Stuttgart Hbf Ankunft/Abfahrt, <text:a xlink:href="https://www.bahn.de/p/view/service/fahrplaene/fahrplaene_download.shtml" xlink:type="simple">https://www.bahn.de/p/view/service/fahrplaene/fahrplaene_download.shtml</text:a></text:p>
          </table:table-cell>
          <table:table-cell office:value-type="string" calcext:value-type="string">
            <text:p>https://docplayer.org/33861645-Ist-gleisbelegung-stuttgart-hbf-in-der-spitzenstunde-mo-fr-7-8-uhr.html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Zürich</text:p>
          </table:table-cell>
          <table:table-cell office:value-type="string" calcext:value-type="string">
            <text:p>Löwenstraße 4 Gleise</text:p>
          </table:table-cell>
          <table:table-cell/>
          <table:table-cell office:value-type="string" calcext:value-type="string">
            <text:p>https://www.sbb.ch/de/fahrplan/online-fahrplan/pdf-fahrplaene/abfahrtsplakate.html?search=z%C3%BCrich+hb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22:13:56.607157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22:24:49.182875885</meta:creation-date>
    <meta:editing-duration>P0D</meta:editing-duration>
    <meta:editing-cycles>1</meta:editing-cycles>
    <meta:generator>LibreOffice/6.0.7.3$Linux_X86_64 LibreOffice_project/00m0$Build-3</meta:generator>
    <meta:document-statistic meta:table-count="2" meta:cell-count="174" meta:object-count="0"/>
  </office:meta>
</office:document-meta>
</file>